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9299" officeooo:paragraph-rsid="001b9299"/>
    </style:style>
    <style:style style:name="P2" style:family="paragraph" style:parent-style-name="Text_20_body" style:list-style-name="L1">
      <style:text-properties officeooo:rsid="001b9299" officeooo:paragraph-rsid="001b9299"/>
    </style:style>
    <style:style style:name="P3" style:family="paragraph" style:parent-style-name="Text_20_body" style:list-style-name="L1">
      <style:text-properties officeooo:rsid="001b9299" officeooo:paragraph-rsid="001c3108"/>
    </style:style>
    <style:style style:name="P4" style:family="paragraph" style:parent-style-name="Text_20_body" style:list-style-name="L1">
      <style:text-properties officeooo:rsid="001b9299" officeooo:paragraph-rsid="001c57a4"/>
    </style:style>
    <style:style style:name="P5" style:family="paragraph" style:parent-style-name="Text_20_body" style:list-style-name="L1">
      <style:text-properties officeooo:paragraph-rsid="001b9299"/>
    </style:style>
    <style:style style:name="P6" style:family="paragraph" style:parent-style-name="Text_20_body" style:list-style-name="L1">
      <style:text-properties officeooo:paragraph-rsid="001c3108"/>
    </style:style>
    <style:style style:name="P7" style:family="paragraph" style:parent-style-name="Text_20_body" style:list-style-name="L1">
      <style:text-properties officeooo:rsid="001c3108" officeooo:paragraph-rsid="001c3108"/>
    </style:style>
    <style:style style:name="P8" style:family="paragraph" style:parent-style-name="Text_20_body" style:list-style-name="L1">
      <style:text-properties officeooo:rsid="001c3108" officeooo:paragraph-rsid="001c57a4"/>
    </style:style>
    <style:style style:name="P9" style:family="paragraph" style:parent-style-name="Text_20_body">
      <style:text-properties officeooo:rsid="001c3108" officeooo:paragraph-rsid="001c3108"/>
    </style:style>
    <style:style style:name="P10" style:family="paragraph" style:parent-style-name="Text_20_body">
      <style:text-properties officeooo:rsid="001c57a4" officeooo:paragraph-rsid="001c57a4"/>
    </style:style>
    <style:style style:name="P11" style:family="paragraph" style:parent-style-name="Text_20_body" style:list-style-name="L1">
      <style:text-properties officeooo:rsid="001c57a4" officeooo:paragraph-rsid="001c57a4"/>
    </style:style>
    <style:style style:name="P12" style:family="paragraph" style:parent-style-name="Text_20_body" style:list-style-name="L3">
      <style:text-properties officeooo:paragraph-rsid="001c57a4"/>
    </style:style>
    <style:style style:name="P13" style:family="paragraph" style:parent-style-name="Text_20_body">
      <style:text-properties officeooo:rsid="001cfd60" officeooo:paragraph-rsid="001cfd60"/>
    </style:style>
    <style:style style:name="P14" style:family="paragraph" style:parent-style-name="Text_20_body" style:list-style-name="L4">
      <style:text-properties officeooo:rsid="001cfd60" officeooo:paragraph-rsid="001cfd60"/>
    </style:style>
    <style:style style:name="P15" style:family="paragraph" style:parent-style-name="Text_20_body">
      <style:text-properties officeooo:rsid="001d38e3" officeooo:paragraph-rsid="001d38e3"/>
    </style:style>
    <style:style style:name="P16" style:family="paragraph" style:parent-style-name="Title">
      <style:text-properties officeooo:rsid="001b9299" officeooo:paragraph-rsid="001b9299"/>
    </style:style>
    <style:style style:name="T1" style:family="text">
      <style:text-properties officeooo:rsid="001c3108"/>
    </style:style>
    <style:style style:name="T2" style:family="text">
      <style:text-properties officeooo:rsid="001c57a4"/>
    </style:style>
    <style:style style:name="T3" style:family="text">
      <style:text-properties officeooo:rsid="001cfd6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38e3" style:font-weight-asian="bold" style:font-weight-complex="bold"/>
    </style:style>
    <style:style style:name="T6" style:family="text">
      <style:text-properties officeooo:rsid="001d38e3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ataille navale en réseau</text:p>
      <text:p text:style-name="P1">Le fichier bataille navale qui vous est fourni vous permet de jouer seul, à partir d’un terminal.</text:p>
      <text:p text:style-name="P1">Le jeu fonctionne ainsi :</text:p>
      <text:list xml:id="list6550507736575541113" text:style-name="L1">
        <text:list-item>
          <text:p text:style-name="P5"><text:span text:style-name="T2">phase d’initialisation :</text:span></text:p>
          <text:list>
            <text:list-item>
              <text:p text:style-name="P2">le plateau de jeu est créé ;</text:p>
            </text:list-item>
            <text:list-item>
              <text:p text:style-name="P2">les bateaux sont générés et placés aléatoirement ;</text:p>
            </text:list-item>
          </text:list>
        </text:list-item>
        <text:list-item>
          <text:p text:style-name="P2"><text:span text:style-name="T2">phase d’</text:span>itération :</text:p>
          <text:list>
            <text:list-item>
              <text:p text:style-name="P2">le plateau est affiché</text:p>
            </text:list-item>
            <text:list-item>
              <text:p text:style-name="P2">on demande à l’utilisateur de saisir un coup ;</text:p>
              <text:list>
                <text:list-item>
                  <text:p text:style-name="P2">si le coup a déjà été joué, on lui demande une nouvelle saisie ;</text:p>
                </text:list-item>
              </text:list>
            </text:list-item>
            <text:list-item>
              <text:p text:style-name="P3">on jou<text:span text:style-name="T1">e</text:span> le coup :</text:p>
              <text:list>
                <text:list-item>
                  <text:p text:style-name="P3">la case précédemment masquée devient occupée ou est marquée comme vide ;</text:p>
                </text:list-item>
                <text:list-item>
                  <text:p text:style-name="P4">si <text:span text:style-name="T2">tous les navires sont découverts</text:span>, <text:span text:style-name="T2">la partie est gagné : phase de conclusion</text:span></text:p>
                </text:list-item>
                <text:list-item>
                  <text:p text:style-name="P11">s’il reste encore une case occupée par un navire à découvrir, on refait une itération ;</text:p>
                </text:list-item>
              </text:list>
            </text:list-item>
          </text:list>
        </text:list-item>
        <text:list-item>
          <text:p text:style-name="P11">phase de conclu<text:span text:style-name="T3">s</text:span>ion :</text:p>
          <text:list>
            <text:list-item>
              <text:p text:style-name="P11">on demande au joueur s’il veut rejouer :</text:p>
              <text:list>
                <text:list-item>
                  <text:p text:style-name="P11">si oui, on refait une phase d’initialisation et on recommence les itérations</text:p>
                </text:list-item>
                <text:list-item>
                  <text:p text:style-name="P11">si non, on quitte le programme.</text:p>
                </text:list-item>
              </text:list>
            </text:list-item>
          </text:list>
        </text:list-item>
      </text:list>
      <text:p text:style-name="P10"><text:span text:style-name="T5">Phase 1 :</text:span><text:span text:style-name="T6"> </text:span>L’idée principale du projet est de rendre le jeu jouable en réseau.</text:p>
      <text:p text:style-name="P10">On aurait donc un client qui aurait les caractéristiques suivantes :</text:p>
      <text:list xml:id="list8917693168821362479" text:style-name="L3">
        <text:list-item>
          <text:p text:style-name="P12"><text:span text:style-name="T2">serait utilisé uniquement pour l’affichage et la saisie ;</text:span></text:p>
        </text:list-item>
        <text:list-item>
          <text:p text:style-name="P12"><text:span text:style-name="T2">ne connait pas l’état du jeu ni ses règles ;</text:span></text:p>
        </text:list-item>
        <text:list-item>
          <text:p text:style-name="P12"><text:span text:style-name="T2">valide cependant le format attendu (gère la saisie d’une case et de oui/non.</text:span></text:p>
        </text:list-item>
      </text:list>
      <text:p text:style-name="P13">Dans ce qui vous est livré :</text:p>
      <text:list xml:id="list5678864288634781001" text:style-name="L4">
        <text:list-item>
          <text:p text:style-name="P14">un package saisie qui contient les fonctions permettant de gérer les saisies</text:p>
        </text:list-item>
        <text:list-item>
          <text:p text:style-name="P14">un module composants qui contient des classes permettant de jouer</text:p>
        </text:list-item>
        <text:list-item>
          <text:p text:style-name="P14">un module jeu qui gère l’algorithme de jeu</text:p>
        </text:list-item>
        <text:list-item>
          <text:p text:style-name="P14">un module lanceur qui permet de lancer le jeu : <text:span text:style-name="T4">$ python3 lanceur.py</text:span>.</text:p>
        </text:list-item>
      </text:list>
      <text:p text:style-name="P1"><text:soft-page-break/><text:span text:style-name="T2">Voici la procédure proposée pour</text:span> jouer en réseau :</text:p>
      <text:list xml:id="list144218559076930" text:continue-list="list6550507736575541113" text:style-name="L1">
        <text:list-item>
          <text:p text:style-name="P6"><text:span text:style-name="T1">démarrage du serveur :</text:span></text:p>
          <text:list>
            <text:list-item>
              <text:p text:style-name="P7">le serveur se lance et affiche IP et port <text:span text:style-name="T3">(# 1)</text:span> ;</text:p>
            </text:list-item>
          </text:list>
        </text:list-item>
        <text:list-item>
          <text:p text:style-name="P7">démarrage du client :</text:p>
          <text:list>
            <text:list-item>
              <text:p text:style-name="P7">le client demande l’IP et le port du serveur, le joueur le saisit <text:span text:style-name="T3">(cf #1)</text:span> ;</text:p>
            </text:list-item>
            <text:list-item>
              <text:p text:style-name="P7">le client se connecte au serveur en lui envoyant un message HELLO  :</text:p>
              <text:list>
                <text:list-item>
                  <text:p text:style-name="P7">en cas d’échec, s’éteint avec un message d’erreur ;</text:p>
                </text:list-item>
                <text:list-item>
                  <text:p text:style-name="P7">en cas de succès, le serveur lance la procédure d’initialisation (identique).</text:p>
                </text:list-item>
              </text:list>
            </text:list-item>
          </text:list>
        </text:list-item>
      </text:list>
      <text:p text:style-name="P9">Itérations :</text:p>
      <text:list xml:id="list144217657345133" text:continue-numbering="true" text:style-name="L1">
        <text:list-item>
          <text:p text:style-name="P7">le client demande le plateau ;</text:p>
        </text:list-item>
        <text:list-item>
          <text:p text:style-name="P7">le serveur envoie le plateau ;</text:p>
        </text:list-item>
        <text:list-item>
          <text:p text:style-name="P3">l<text:span text:style-name="T1">e client envoie le plateau et demande la saisie d’une case ;</text:span></text:p>
        </text:list-item>
        <text:list-item>
          <text:p text:style-name="P3">le <text:span text:style-name="T1">joueur saisit une case</text:span> ;</text:p>
        </text:list-item>
        <text:list-item>
          <text:p text:style-name="P7">le client envoie la case au serveur :</text:p>
        </text:list-item>
        <text:list-item>
          <text:p text:style-name="P7">le serveur répond « déjà joué », « touché », « coulé » ou « manqué ».</text:p>
        </text:list-item>
        <text:list-item>
          <text:p text:style-name="P7">le client demande s’il a gagné ;</text:p>
        </text:list-item>
        <text:list-item>
          <text:p text:style-name="P7">le serveur répond oui ou non :</text:p>
          <text:list>
            <text:list-item>
              <text:p text:style-name="P8"><text:span text:style-name="T2">si non, le client refait une itération ;</text:span></text:p>
            </text:list-item>
            <text:list-item>
              <text:p text:style-name="P8">si oui, le client demande si le joueur veut faire une nouvelle partie :</text:p>
              <text:list>
                <text:list-item>
                  <text:p text:style-name="P8">si oui, le client <text:span text:style-name="T2">lance à nouveau un HELLO au serveur ;</text:span></text:p>
                </text:list-item>
                <text:list-item>
                  <text:p text:style-name="P8"><text:span text:style-name="T2">si non, le client quitte.</text:span></text:p>
                </text:list-item>
              </text:list>
            </text:list-item>
          </text:list>
        </text:list-item>
      </text:list>
      <text:p text:style-name="P15"><text:span text:style-name="T4">Phase 2 :</text:span> Rajouter une option permettant de compter le score à la fin (score = nombre de cases non encore découvertes). Cela vous obligera à rentrer <text:span text:style-name="T7">un peu</text:span> dans le code du jeu, mais ce score se calcule en une simple soustraction, ne cherchez pas trop loin.</text:p>
      <text:p text:style-name="P15">A la fin de chaque partie : permettre au joueur d’entrer son nom et enregistrer le nombre score courant.</text:p>
      <text:p text:style-name="P15">A chaque début et à chaque fin de partie (après que le joueur ait entré son score) afficher le TOP 10 des scores (s’il n’y a pas encore 10 scores, afficher uniquement les premiers, classés par ordre du plus gros au plus petit.</text:p>
      <text:p text:style-name="P15">Phase 3 : Utiliser le server multi-threadé pour permettre à deux joueurs de jouer ensemble, au tour par tour. Afficher les deux tableaux cote à cote chez chaque client.</text:p>
      <text:p text:style-name="P15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58:32.542784007</meta:creation-date>
    <dc:date>2018-04-13T14:42:17.014583479</dc:date>
    <meta:editing-duration>PT6M1S</meta:editing-duration>
    <meta:editing-cycles>1</meta:editing-cycles>
    <meta:document-statistic meta:table-count="0" meta:image-count="0" meta:object-count="0" meta:page-count="3" meta:paragraph-count="53" meta:word-count="627" meta:character-count="3151" meta:non-whitespace-character-count="2617"/>
    <meta:generator>LibreOffice/5.1.6.2$Linux_X86_64 LibreOffice_project/10m0$Build-2</meta:generator>
  </office:meta>
</office:document-meta>
</file>